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Speciális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Speciális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6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71" style:family="table-cell" style:parent-style-name="Default">
      <style:table-cell-properties fo:background-color="transparent" style:vertical-align="middle"/>
      <style:text-properties style:font-name="Avenir"/>
    </style:style>
    <style:style style:name="ce1672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20" style:family="table-cell" style:parent-style-name="Default">
      <style:table-cell-properties style:vertical-align="middle"/>
      <style:text-properties style:use-window-font-color="true" style:font-name="Avenir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1" fo:font-weight="bold"/>
    </style:style>
    <style:style style:name="ce21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1" fo:font-weight="normal"/>
    </style:style>
    <style:style style:name="ce210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1" fo:font-weight="bold"/>
    </style:style>
    <style:style style:name="ce210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1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73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1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3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49" style:family="table-cell" style:parent-style-name="Default">
      <style:table-cell-properties fo:border="0.06pt solid #000000" style:vertical-align="middle"/>
      <style:text-properties style:font-name="Avenir"/>
    </style:style>
    <style:style style:name="ce18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7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8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5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6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/>
    </style:style>
    <style:style style:name="T40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44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style-asian="normal" style:font-style-complex="normal" style:text-emphasize="none" style:font-relief="none" style:font-weight-complex="normal" style:text-overline-style="none" style:text-overline-color="font-color"/>
    </style:style>
    <style:style style:name="T45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style-asian="normal" style:font-style-complex="normal" style:text-emphasize="none" style:font-relief="none" style:font-weight-complex="normal" style:text-overline-style="none" style:text-overline-color="font-color" fo:color="#bf0041"/>
    </style:style>
    <style:style style:name="T4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5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style:text-line-through-type="single"/>
    </style:style>
    <style:style style:name="T54" style:family="text">
      <style:text-properties fo:font-weight="normal" style:font-weight-asian="normal" style:font-weight-complex="normal"/>
    </style:style>
    <style:style style:name="T55" style:family="text">
      <style:text-properties fo:color="#ff0000" fo:font-weight="bold" style:font-weight-asian="bold" style:font-weight-complex="bold"/>
    </style:style>
    <style:style style:name="T56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8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Speciális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Speciális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Speciális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Speciális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Speciális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Speciális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Speciális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Speciális.G26">
          <table:error-message table:message-type="stop" table:display="true"/>
        </table:content-validation>
        <table:content-validation table:name="val79" table:base-cell-address="Speciális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Speciális.G8">
          <table:error-message table:message-type="stop" table:display="true"/>
        </table:content-validation>
        <table:content-validation table:name="val81" table:base-cell-address="Speciális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condition="of:cell-content-is-whole-number() and cell-content-is-between(0,1)" table:allow-empty-cell="true" table:base-cell-address="Speciális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Speciális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hatterek_faj)" table:allow-empty-cell="true" table:display-list="unsorted" table:base-cell-address="Speciális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Speciális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Speciális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Speciális.A27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Speciális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Speciális.A43">
          <table:error-message table:message-type="stop" table:display="true"/>
        </table:content-validation>
        <table:content-validation table:name="val92" table:base-cell-address="Speciális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Speciális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9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4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2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300" table:content-validation-name="val73" table:number-columns-spanned="2" table:number-rows-spanned="1"/>
          <table:covered-table-cell table:style-name="ce300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Szabad Fortélyok, Kultúrkör Fortélyok, Helyismeret Fortélyok és 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 office:value-type="string" calcext:value-type="string">
            <text:p>🟩 Normál kiterjesztés</text:p>
          </table:table-cell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 office:value-type="string" calcext:value-type="string">
            <text:p>🟥 Erős kiterjesztés</text:p>
          </table:table-cell>
          <table:table-cell table:style-name="ce425" table:content-validation-name="val86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5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403" table:content-validation-name="val82"/>
          <table:table-cell table:style-name="ce414" table:content-validation-name="val85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3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8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4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3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Speciális.D25:Speciális.D25 Speciális.D38:Speciális.D38">
            <calcext:condition calcext:apply-style-name="Piros_háttér" calcext:value="&lt;0" calcext:base-cell-address="Speciális.D25"/>
          </calcext:conditional-format>
          <calcext:conditional-format calcext:target-range-address="Speciális.D4:Speciális.D4">
            <calcext:condition calcext:apply-style-name="Warning_szinttúlépés" calcext:value="&lt;0" calcext:base-cell-address="Speciális.D4"/>
          </calcext:conditional-format>
        </calcext:conditional-formats>
      </table:table>
      <table:table table:name="Harcértékek" table:style-name="ta3" table:print-ranges="Harcértékek.D56:Harcértékek.D56">
        <office:forms form:automatic-focus="false" form:apply-design-mode="false"/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5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0" office:value-type="string" calcext:value-type="string">
            <text:p>Módosítók</text:p>
          </table:table-cell>
          <table:table-cell table:style-name="ce506" table:content-validation-name="val137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585" table:content-validation-name="val119" office:value-type="float" office:value="10" calcext:value-type="float">
            <text:p>10</text:p>
          </table:table-cell>
          <table:table-cell table:style-name="ce585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8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6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585" table:content-validation-name="val119" office:value-type="float" office:value="20" calcext:value-type="float">
            <text:p>20</text:p>
          </table:table-cell>
          <table:table-cell table:style-name="ce585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39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585" table:content-validation-name="val119" office:value-type="float" office:value="120" calcext:value-type="float">
            <text:p>120</text:p>
          </table:table-cell>
          <table:table-cell table:style-name="ce585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585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673" table:content-validation-name="val141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7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5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7" table:content-validation-name="val121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53" office:value-type="string" calcext:value-type="string">
            <text:p>Harckeret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1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3" office:value-type="string" calcext:value-type="string">
            <text:p>Távolsági 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Hatótáv + Komment</text:p>
          </table:table-cell>
          <table:covered-table-cell table:style-name="ce5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59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59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Komment</text:p>
          </table:table-cell>
          <table:covered-table-cell table:style-name="ce520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29" table:content-validation-name="val108"/>
          <table:table-cell table:style-name="ce52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77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3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3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7"/>
          <table:table-cell table:style-name="ce680" table:content-validation-name="val126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Elsődleges fegyver</text:p>
          </table:table-cell>
          <table:table-cell table:style-name="ce54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Másodlagos fegyver</text:p>
          </table:table-cell>
          <table:table-cell table:style-name="ce5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0" table:number-columns-repeated="2"/>
          <table:table-cell table:style-name="ce633"/>
          <table:table-cell table:style-name="ce520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1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7" table:number-columns-spanned="2" table:number-rows-spanned="1"/>
          <table:covered-table-cell table:style-name="ce5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1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1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55" table:content-validation-name="val118" table:number-columns-spanned="2" table:number-rows-spanned="1"/>
          <table:covered-table-cell table:style-name="ce555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9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table-cell table:style-name="ce1380" table:content-validation-name="val196" office:value-type="float" office:value="0" calcext:value-type="float">
            <text:p>0</text:p>
          </table:table-cell>
          <table:table-cell table:style-name="ce137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2" table:number-columns-spanned="4" table:number-rows-spanned="1"/>
          <table:covered-table-cell table:style-name="ce1503" table:content-validation-name="val187"/>
          <table:covered-table-cell table:style-name="ce243" table:content-validation-name="val187"/>
          <table:covered-table-cell table:style-name="ce252" table:content-validation-name="val187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3" table:number-columns-spanned="4" table:number-rows-spanned="1"/>
          <table:covered-table-cell table:style-name="ce1504" table:content-validation-name="val187"/>
          <table:covered-table-cell table:style-name="ce1274" table:content-validation-name="val187"/>
          <table:covered-table-cell table:style-name="ce235" table:content-validation-name="val187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1" table:content-validation-name="val191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4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5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52" table:default-cell-style-name="ce1503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7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9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.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8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.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3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5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office:forms form:automatic-focus="false" form:apply-design-mode="false"/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59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590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1"/>
          <table:covered-table-cell table:style-name="ce2009"/>
          <table:covered-table-cell table:style-name="ce1671"/>
          <table:covered-table-cell table:style-name="ce1672"/>
          <table:covered-table-cell table:number-columns-repeated="3" table:style-name="ce1671"/>
          <table:covered-table-cell table:style-name="ce2029"/>
          <table:covered-table-cell table:number-columns-repeated="2" table:style-name="ce1671"/>
          <table:covered-table-cell/>
          <table:covered-table-cell table:style-name="ce1671"/>
          <table:covered-table-cell table:number-columns-repeated="3"/>
        </table:table-row>
        <table:table-row table:style-name="ro2">
          <table:table-cell table:number-columns-repeated="4"/>
          <table:table-cell table:style-name="ce1672"/>
          <table:table-cell table:style-name="ce1671"/>
          <table:table-cell table:number-columns-repeated="10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Fortélyok</text:p>
          </table:table-cell>
          <table:table-cell table:style-name="ce1671"/>
          <table:table-cell/>
          <table:table-cell table:style-name="ce2021" office:value-type="string" calcext:value-type="string">
            <text:p>Faj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Default"/>
          <table:table-cell table:style-name="ce1671"/>
          <table:table-cell/>
          <table:table-cell table:style-name="ce1996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671"/>
          <table:table-cell/>
          <table:table-cell table:style-name="ce199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671"/>
          <table:table-cell/>
          <table:table-cell table:style-name="ce199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1671"/>
          <table:table-cell/>
          <table:table-cell table:style-name="ce199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1" office:value-type="string" calcext:value-type="string">
            <text:p>Szabad Fortélyo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6"/>
          <table:table-cell table:style-name="ce2025"/>
          <table:table-cell/>
          <table:table-cell table:style-name="ce199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19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26" office:value-type="string" calcext:value-type="string">
            <text:p><text:span text:style-name="T37">🟩</text:span> 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26" office:value-type="string" calcext:value-type="string">
            <text:p><text:span text:style-name="T38">🟥</text:span>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26" office:value-type="string" calcext:value-type="string">
            <text:p><text:span text:style-name="T39">🟩</text:span><text:span text:style-name="T40"> </text:span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26" office:value-type="string" calcext:value-type="string">
            <text:p><text:span text:style-name="T41">🟩</text:span><text:span text:style-name="T40"> </text:span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26" office:value-type="string" calcext:value-type="string">
            <text:p><text:span text:style-name="T41">🟩 </text:span>Művészetismeret;  <text:span text:style-name="T42">🟥 </text:span><text:span text:style-name="T40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26" office:value-type="string" calcext:value-type="string">
            <text:p><text:span text:style-name="T41">🟩 </text:span>Befolyásolás, Emberismeret, 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</text:p>
            <text:p>Szakma: <text:span text:style-name="T34">asztalos, cipész, szabó, ékszerész, pénzverő, stb. </text:span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26" office:value-type="string" calcext:value-type="string">
            <text:p><text:span text:style-name="T41">🟩</text:span><text:span text:style-name="T40">Lex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26" office:value-type="string" calcext:value-type="string">
            <text:p><text:span text:style-name="T41">🟩</text:span><text:span text:style-name="T40"> </text:span>Előadó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26" office:value-type="string" calcext:value-type="string">
            <text:p><text:span text:style-name="T41">🟩</text:span><text:span text:style-name="T40"> </text:span>Lexikum, Nyomozás, Szakma: hivatalnok</text:p>
          </table:table-cell>
          <table:table-cell table:number-columns-repeated="2"/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26" office:value-type="string" calcext:value-type="string">
            <text:p><text:span text:style-name="T41">🟩</text:span><text:span text:style-name="T40"> </text:span>Művészetismeret;  <text:span text:style-name="T42">🟥 </text:span><text:span text:style-name="T40">Képzőművészet</text:span>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Default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26" office:value-type="string" calcext:value-type="string">
            <text:p><text:span text:style-name="T41">🟩</text:span><text:span text:style-name="T40"> </text:span>Idomítás;  <text:span text:style-name="T42">🟥 </text:span>Lovaglás, Léglovagl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Default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26" office:value-type="string" calcext:value-type="string">
            <text:p><text:span text:style-name="T41">🟩</text:span><text:span text:style-name="T40"> </text:span>Hadászat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65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26" office:value-type="string" calcext:value-type="string">
            <text:p><text:span text:style-name="T41">🟩 </text:span>Befolyásolás, Ember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26" office:value-type="string" calcext:value-type="string">
            <text:p><text:span text:style-name="T41">🟩 </text:span><text:span text:style-name="T40">Kvantikum, </text:span>Nyomozás, Szakma: hivatalnok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26" office:value-type="string" calcext:value-type="string">
            <text:p><text:span text:style-name="T41">🟩 </text:span><text:span text:style-name="T40">Kvantikum, </text:span>Nyomozá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26" office:value-type="string" calcext:value-type="string">
            <text:p><text:span text:style-name="T41">🟩 </text:span>Lexikum, Hadászat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26" office:value-type="string" calcext:value-type="string">
            <text:p><text:span text:style-name="T41">🟩 </text:span>Előadóművészet, Művészetismeret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26" office:value-type="string" calcext:value-type="string">
            <text:p><text:span text:style-name="T43">🟩 </text:span><text:span text:style-name="T44">Művészetismeret;  </text:span><text:span text:style-name="T45">🟥 </text:span><text:span text:style-name="T44">Képzőművészet</text:span>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26" office:value-type="string" calcext:value-type="string">
            <text:p><text:span text:style-name="T41">🟩 </text:span>Befolyásolás, Ember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26" office:value-type="string" calcext:value-type="string">
            <text:p><text:span text:style-name="T41">🟩 </text:span>Észlelés, Természetjárás, Vajákosság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26" office:value-type="string" calcext:value-type="string">
            <text:p><text:span text:style-name="T41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26" office:value-type="string" calcext:value-type="string">
            <text:p><text:span text:style-name="T41">🟩 </text:span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26" office:value-type="string" calcext:value-type="string">
            <text:p><text:span text:style-name="T41">🟩 </text:span>Észlelés, Természetjárás, Vajákosság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Lexikum, </text:span>Nyomozás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<text:span text:style-name="T35">Kvantikum, </text:span>Nyomozás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<text:span text:style-name="T34">Fegyverkovács, Páncélkovács</text:span>"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26" office:value-type="string" calcext:value-type="string">
            <text:p><text:span text:style-name="T41">🟩 </text:span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26" office:value-type="string" calcext:value-type="string">
            <text:p><text:span text:style-name="T41">🟩 </text:span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26" office:value-type="string" calcext:value-type="string">
            <text:p><text:span text:style-name="T46">🟥 </text:span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26" office:value-type="string" calcext:value-type="string">
            <text:p><text:span text:style-name="T42">🟥 </text:span>Etiket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26" office:value-type="string" calcext:value-type="string">
            <text:p><text:span text:style-name="T41">🟩 </text:span><text:span text:style-name="T40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26" office:value-type="string" calcext:value-type="string">
            <text:p><text:span text:style-name="T39">🟩 </text:span><text:span text:style-name="T40">Nyomozás;   </text:span><text:span text:style-name="T46">🟥 </text:span><text:span text:style-name="T40">Városi jártasság, Etikett</text:span>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26" office:value-type="string" calcext:value-type="string">
            <text:p>🟩 Művészetismeret; <text:s/>🟥 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26" office:value-type="string" calcext:value-type="string">
            <text:p><text:span text:style-name="T40">🟥 </text:span>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26" office:value-type="string" calcext:value-type="string">
            <text:p><text:span text:style-name="T40">🟥 </text:span>Előadóművészet</text:p>
          </table:table-cell>
          <table:table-cell table:style-name="Default" table:number-columns-repeated="3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ce2023" table:formula="of:=COUNTA([.E12:.E52])" office:value-type="float" office:value="41" calcext:value-type="float">
            <text:p>41</text:p>
          </table:table-cell>
          <table:table-cell table:style-name="ce2026"/>
          <table:table-cell table:style-name="Default" table:number-columns-repeated="3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28"/>
          <table:table-cell table:style-name="Default" table:number-columns-repeated="3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5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xikum</text:p>
          </table:table-cell>
          <table:table-cell table:number-columns-repeated="13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2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83" table:default-cell-style-name="ce356"/>
        <table:table-row table:style-name="ro8">
          <table:table-cell table:style-name="ce2101" office:value-type="string" calcext:value-type="string">
            <text:p>V8.7.5</text:p>
          </table:table-cell>
        </table:table-row>
        <table:table-row table:style-name="ro8">
          <table:table-cell table:style-name="ce2101" office:value-type="string" calcext:value-type="string">
            <text:p>* Minden képzettség és fortély URL frissítése</text:p>
          </table:table-cell>
        </table:table-row>
        <table:table-row table:style-name="ro2" table:number-rows-repeated="2">
          <table:table-cell table:style-name="ce2101"/>
        </table:table-row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2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53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54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Kiegészítő KP / Szint: (</text:span><text:span text:style-name="T55">20</text:span><text:span text:style-name="T54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56">→ </text:span><text:span text:style-name="T57">lefelé</text:span><text:span text:style-name="T56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56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56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54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58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58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82"/>
          <table:covered-table-cell table:style-name="ce1955"/>
          <table:covered-table-cell table:number-columns-repeated="6" table:style-name="ce1882"/>
          <table:covered-table-cell table:number-columns-repeated="3" table:style-name="ce1980"/>
          <table:covered-table-cell table:style-name="ce1882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82"/>
          <table:table-cell table:style-name="ce1955"/>
          <table:table-cell table:style-name="ce1882" table:number-columns-repeated="6"/>
          <table:table-cell table:style-name="ce1980" table:number-columns-repeated="3"/>
          <table:table-cell table:style-name="ce1882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6" office:value-type="string" calcext:value-type="string">
            <text:p>Szint</text:p>
          </table:table-cell>
          <table:table-cell table:style-name="ce1966" office:value-type="string" calcext:value-type="string" table:number-columns-spanned="2" table:number-rows-spanned="1">
            <text:p>KP</text:p>
          </table:table-cell>
          <table:covered-table-cell table:style-name="ce196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9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9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1856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7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9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9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6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1"/>
          <table:table-cell table:style-name="ce2069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6" table:content-validation-name="val202" office:value-type="string" calcext:value-type="string">
            <text:p>Fok</text:p>
          </table:table-cell>
          <table:table-cell table:style-name="ce1856" table:content-validation-name="val202" office:value-type="string" calcext:value-type="string">
            <text:p>Bónusz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734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60"/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6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6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6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6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9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6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56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57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57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57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57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6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12" table:content-validation-name="val60"/>
          <table:table-cell table:style-name="ce1850" table:content-validation-name="val60" table:number-columns-repeated="2"/>
          <table:table-cell table:style-name="ce2002" table:content-validation-name="val60"/>
          <table:table-cell table:style-name="ce1959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58" table:content-validation-name="val60"/>
          <table:table-cell table:style-name="ce1858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58" table:content-validation-name="val60" office:value-type="string" calcext:value-type="string">
            <text:p>Szúró</text:p>
          </table:table-cell>
          <table:table-cell table:style-name="ce1858" table:content-validation-name="val60" office:value-type="string" calcext:value-type="string">
            <text:p>Vágó</text:p>
          </table:table-cell>
          <table:table-cell table:style-name="ce1858" table:content-validation-name="val60" office:value-type="string" calcext:value-type="string">
            <text:p>Zúzó</text:p>
          </table:table-cell>
          <table:table-cell table:style-name="ce1858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23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23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23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3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23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58" table:content-validation-name="val60" office:value-type="string" calcext:value-type="string">
            <text:p>SFÉ</text:p>
          </table:table-cell>
          <table:table-cell table:style-name="ce1858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58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6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59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style-name="ce1959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12"/>
          <table:table-cell table:style-name="ce1850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Speciális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 Italic" style:font-family-generic="swiss" style:font-pitch="variable"/>
    <style:font-face style:name="Avenir4" svg:font-family="Avenir" style:font-adornments="Italic" style:font-family-generic="swiss" style:font-pitch="variable"/>
    <style:font-face style:name="Avenir5" svg:font-family="Avenir" style:font-adornments="Bold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3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3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4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5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5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5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5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3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5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5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5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5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5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5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5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5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5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7:27:30.336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2T18:27:05.783000000</dc:date>
    <meta:editing-cycles>856</meta:editing-cycles>
    <meta:editing-duration>P8DT9H6M1S</meta:editing-duration>
    <meta:document-statistic meta:table-count="11" meta:cell-count="36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